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af6a0" officeooo:paragraph-rsid="000af6a0"/>
    </style:style>
    <style:style style:name="P2" style:family="paragraph" style:parent-style-name="Text_20_body">
      <style:text-properties officeooo:rsid="000af6a0" officeooo:paragraph-rsid="000af6a0"/>
    </style:style>
    <style:style style:name="P3" style:family="paragraph" style:parent-style-name="Heading_20_2">
      <style:text-properties officeooo:paragraph-rsid="001c3727"/>
    </style:style>
    <style:style style:name="P4" style:family="paragraph" style:parent-style-name="Text_20_body">
      <style:text-properties officeooo:paragraph-rsid="001c3727"/>
    </style:style>
    <style:style style:name="P5" style:family="paragraph" style:parent-style-name="Heading_20_3">
      <style:text-properties officeooo:rsid="000af6a0" officeooo:paragraph-rsid="0020629a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>
      <style:text-properties officeooo:rsid="000af6a0" officeooo:paragraph-rsid="0020629a"/>
    </style:style>
    <style:style style:name="T1" style:family="text">
      <style:text-properties officeooo:rsid="001bb305"/>
    </style:style>
    <style:style style:name="T2" style:family="text">
      <style:text-properties officeooo:rsid="001c3727"/>
    </style:style>
    <style:style style:name="T3" style:family="text">
      <style:text-properties officeooo:rsid="0020629a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span text:style-name="Strong_20_Emphasis">Database connectivity</text:span></text:h>
      <text:p text:style-name="P21"><text:span text:style-name="Strong_20_Emphasis">Aim: Write a program to check connectivity with SQL database</text:span></text:p>
      <text:h text:style-name="P1" text:outline-level="2"><text:span text:style-name="Strong_20_Emphasis">Step 1: Create Django Project and App</text:span></text:h>
      <text:list xml:id="list443079763" text:style-name="L1">
        <text:list-item>
          <text:p text:style-name="P6">Navigate to your working folder:</text:p>
        </text:list-item>
      </text:list>
      <text:section text:style-name="Sect1" text:name="code-block-viewer">
        <text:p text:style-name="Preformatted_20_Text">cd ~/your-project-folder</text:p>
      </text:section>
      <text:list xml:id="list1491654774" text:style-name="L2">
        <text:list-item>
          <text:p text:style-name="P7">Create a Django project called <text:span text:style-name="Source_20_Text">myproject</text:span> (if not already):</text:p>
        </text:list-item>
      </text:list>
      <text:section text:style-name="Sect1" text:name="Section1">
        <text:p text:style-name="Preformatted_20_Text"><text:bookmark text:name="code-block-viewer"/>django-admin startproject myproject</text:p>
        <text:p text:style-name="Preformatted_20_Text">cd myproject</text:p>
      </text:section>
      <text:list xml:id="list1693523817" text:style-name="L3">
        <text:list-item>
          <text:p text:style-name="P8">Create the app <text:span text:style-name="Source_20_Text">studentapp</text:span>:</text:p>
        </text:list-item>
      </text:list>
      <text:section text:style-name="Sect1" text:name="Section2">
        <text:p text:style-name="Preformatted_20_Text"><text:bookmark text:name="code-block-viewer1"/>python3 manage.py startapp studentapp</text:p>
      </text:section>
      <text:list xml:id="list1444813314" text:style-name="L4">
        <text:list-item>
          <text:p text:style-name="P9">Add <text:span text:style-name="Source_20_Text">studentapp</text:span> to <text:span text:style-name="Source_20_Text">INSTALLED_APPS</text:span> in <text:span text:style-name="Source_20_Text">myproject/settings.py</text:span>:</text:p>
        </text:list-item>
      </text:list>
      <text:section text:style-name="Sect1" text:name="Section3">
        <text:p text:style-name="Preformatted_20_Text"><text:bookmark text:name="code-block-viewer2"/>INSTALLED_APPS = [</text:p>
        <text:p text:style-name="Preformatted_20_Text"><text:s text:c="4"/>'django.contrib.admin',</text:p>
        <text:p text:style-name="Preformatted_20_Text"><text:s text:c="4"/>'django.contrib.auth',</text:p>
        <text:p text:style-name="Preformatted_20_Text"><text:s text:c="4"/>'django.contrib.contenttypes',</text:p>
        <text:p text:style-name="Preformatted_20_Text"><text:s text:c="4"/>'django.contrib.sessions',</text:p>
        <text:p text:style-name="Preformatted_20_Text"><text:s text:c="4"/>'django.contrib.messages',</text:p>
        <text:p text:style-name="Preformatted_20_Text"><text:s text:c="4"/>'django.contrib.staticfiles',</text:p>
        <text:p text:style-name="Preformatted_20_Text"><text:s text:c="4"/>'studentapp', <text:s/># &lt;-- add this</text:p>
        <text:p text:style-name="Preformatted_20_Text">]</text:p>
      </text:section>
      <text:p text:style-name="Horizontal_20_Line"/>
      <text:h text:style-name="Heading_20_2" text:outline-level="2"><text:span text:style-name="Strong_20_Emphasis">Step 2: Create Management Command to Check DB</text:span></text:h>
      <text:list xml:id="list1002977870" text:style-name="L5">
        <text:list-item>
          <text:p text:style-name="P10">Go to your app folder:</text:p>
        </text:list-item>
      </text:list>
      <text:section text:style-name="Sect1" text:name="Section4">
        <text:p text:style-name="Preformatted_20_Text"><text:bookmark text:name="code-block-viewer3"/>cd studentapp</text:p>
      </text:section>
      <text:list xml:id="list2218536850" text:style-name="L6">
        <text:list-item>
          <text:p text:style-name="P11">Create folders for custom management commands:</text:p>
        </text:list-item>
      </text:list>
      <text:section text:style-name="Sect1" text:name="Section5">
        <text:p text:style-name="Preformatted_20_Text"><text:bookmark text:name="code-block-viewer4"/>mkdir -p management/commands</text:p>
      </text:section>
      <text:list xml:id="list3471119510" text:style-name="L7">
        <text:list-item>
          <text:p text:style-name="P12">Create empty <text:span text:style-name="Source_20_Text">__init__.py</text:span> files:</text:p>
        </text:list-item>
      </text:list>
      <text:section text:style-name="Sect1" text:name="Section6">
        <text:p text:style-name="Preformatted_20_Text"><text:bookmark text:name="code-block-viewer5"/>touch management/__init__.py</text:p>
        <text:p text:style-name="Preformatted_20_Text">touch management/commands/__init__.py</text:p>
      </text:section>
      <text:list xml:id="list3519473479" text:style-name="L8">
        <text:list-item>
          <text:p text:style-name="P13">Create the command file:</text:p>
        </text:list-item>
      </text:list>
      <text:section text:style-name="Sect1" text:name="Section7">
        <text:p text:style-name="Preformatted_20_Text"><text:bookmark text:name="code-block-viewer6"/>touch management/commands/check_db.py</text:p>
      </text:section>
      <text:list xml:id="list3851968863" text:style-name="L9">
        <text:list-item>
          <text:p text:style-name="P14">Add this code inside <text:span text:style-name="Source_20_Text">check_db.py</text:span>:</text:p>
        </text:list-item>
      </text:list>
      <text:section text:style-name="Sect1" text:name="Section8">
        <text:p text:style-name="Preformatted_20_Text"><text:bookmark text:name="code-block-viewer7"/>from django.core.management.base import BaseCommand</text:p>
        <text:p text:style-name="Preformatted_20_Text">from django.db import connections</text:p>
        <text:p text:style-name="Preformatted_20_Text">from django.db.utils import OperationalError</text:p>
        <text:p text:style-name="Preformatted_20_Text">class Command(BaseCommand):</text:p>
        <text:p text:style-name="Preformatted_20_Text"><text:s text:c="4"/>help = 'Check connectivity with SQLite database'</text:p>
        <text:p text:style-name="Preformatted_20_Text"><text:s text:c="4"/>def handle(self, *args, **kwargs):</text:p>
        <text:p text:style-name="Preformatted_20_Text"><text:s text:c="8"/>db_conn = connections['default']</text:p>
        <text:p text:style-name="Preformatted_20_Text"><text:s text:c="8"/>try:</text:p>
        <text:p text:style-name="Preformatted_20_Text"><text:s text:c="12"/>db_conn.cursor()</text:p>
        <text:p text:style-name="Preformatted_20_Text"><text:s text:c="12"/>self.stdout.write(self.style.SUCCESS('Database connection successful!'))</text:p>
        <text:p text:style-name="Preformatted_20_Text"><text:s text:c="8"/>except OperationalError:</text:p>
        <text:p text:style-name="Preformatted_20_Text"><text:s text:c="12"/>self.stdout.write(self.style.ERROR('Database connection failed!'))</text:p>
      </text:section>
      <text:p text:style-name="Horizontal_20_Line"/>
      <text:h text:style-name="Heading_20_2" text:outline-level="2"><text:soft-page-break/><text:span text:style-name="Strong_20_Emphasis">Step 3: Create Student Model</text:span></text:h>
      <text:p text:style-name="Text_20_body"><text:span text:style-name="T1">ge</text:span>dit <text:span text:style-name="Source_20_Text">models.py</text:span>:</text:p>
      <text:section text:style-name="Sect1" text:name="Section9">
        <text:p text:style-name="Preformatted_20_Text">from django.db import models</text:p>
        <text:p text:style-name="Preformatted_20_Text"/>
        <text:p text:style-name="Preformatted_20_Text">class Student(models.Model):</text:p>
        <text:p text:style-name="Preformatted_20_Text"><text:s text:c="4"/>name = models.CharField(max_length=100)</text:p>
        <text:p text:style-name="Preformatted_20_Text"><text:s text:c="4"/>age = models.IntegerField()</text:p>
        <text:p text:style-name="Preformatted_20_Text"><text:s text:c="4"/>course = models.CharField(max_length=100, blank=True, null=True) <text:s/># allow empty</text:p>
        <text:p text:style-name="Preformatted_20_Text"><text:s text:c="4"/>email = models.EmailField(blank=True, null=True)</text:p>
        <text:p text:style-name="Preformatted_20_Text"/>
        <text:p text:style-name="Preformatted_20_Text"><text:s text:c="4"/>def __str__(self):</text:p>
        <text:p text:style-name="Preformatted_20_Text"><text:s text:c="8"/>return self.name</text:p>
      </text:section>
      <text:p text:style-name="Quotations"/>
      <text:p text:style-name="Horizontal_20_Line"/>
      <text:h text:style-name="Heading_20_2" text:outline-level="2"><text:span text:style-name="Strong_20_Emphasis">Step 4: Create Views</text:span></text:h>
      <text:p text:style-name="Text_20_body"><text:span text:style-name="T1">ge</text:span>dit <text:span text:style-name="Source_20_Text">views.py</text:span>:</text:p>
      <text:section text:style-name="Sect1" text:name="Section10">
        <text:p text:style-name="Preformatted_20_Text"><text:bookmark text:name="code-block-viewer9"/>from django.shortcuts import render</text:p>
        <text:p text:style-name="Preformatted_20_Text">from .models import Student</text:p>
        <text:p text:style-name="Preformatted_20_Text">from django.http import HttpResponse</text:p>
        <text:p text:style-name="Preformatted_20_Text">def add_student(request):</text:p>
        <text:p text:style-name="Preformatted_20_Text"><text:s text:c="4"/>if request.method == "POST":</text:p>
        <text:p text:style-name="Preformatted_20_Text"><text:s text:c="8"/>name = request.POST.get('name')</text:p>
        <text:p text:style-name="Preformatted_20_Text"><text:s text:c="8"/>age = request.POST.get('age')</text:p>
        <text:p text:style-name="Preformatted_20_Text"><text:s text:c="8"/>course = request.POST.get('course')</text:p>
        <text:p text:style-name="Preformatted_20_Text"><text:s text:c="8"/>Student.objects.create(name=name, age=age, course=course)</text:p>
        <text:p text:style-name="Preformatted_20_Text"><text:s text:c="8"/>return HttpResponse("Student Added Successfully - Database Connected ✅")</text:p>
        <text:p text:style-name="Preformatted_20_Text"><text:s text:c="4"/>return render(request, "add.html")</text:p>
        <text:p text:style-name="Preformatted_20_Text">def view_students(request):</text:p>
        <text:p text:style-name="Preformatted_20_Text"><text:s text:c="4"/>data = Student.objects.all()</text:p>
        <text:p text:style-name="Preformatted_20_Text"><text:s text:c="4"/>return render(request, "view.html", {"data": data})</text:p>
      </text:section>
      <text:p text:style-name="Horizontal_20_Line"/>
      <text:h text:style-name="Heading_20_2" text:outline-level="2"><text:span text:style-name="Strong_20_Emphasis">Step 5: Add URLs</text:span></text:h>
      <text:list xml:id="list1654699704" text:style-name="L10">
        <text:list-item>
          <text:p text:style-name="P15"><text:span text:style-name="Source_20_Text"><text:span text:style-name="T1">Gedit </text:span></text:span><text:span text:style-name="Source_20_Text">urls.py</text:span>:</text:p>
        </text:list-item>
      </text:list>
      <text:section text:style-name="Sect1" text:name="Section11">
        <text:p text:style-name="Preformatted_20_Text"><text:bookmark text:name="code-block-viewer10"/>from django.urls import path</text:p>
        <text:p text:style-name="Preformatted_20_Text">from . import views</text:p>
        <text:p text:style-name="Preformatted_20_Text">urlpatterns = [</text:p>
        <text:p text:style-name="Preformatted_20_Text"><text:s text:c="4"/>path('add/', views.add_student, name="add"),</text:p>
        <text:p text:style-name="Preformatted_20_Text"><text:s text:c="4"/>path('view/', views.view_students, name="view"),</text:p>
        <text:p text:style-name="Preformatted_20_Text">]</text:p>
      </text:section>
      <text:list xml:id="list1241066443" text:style-name="L11">
        <text:list-item>
          <text:p text:style-name="P16">Include these in the main project <text:span text:style-name="Source_20_Text">myproject/urls.py</text:span>:</text:p>
        </text:list-item>
      </text:list>
      <text:section text:style-name="Sect1" text:name="Section12">
        <text:p text:style-name="Preformatted_20_Text"><text:bookmark text:name="code-block-viewer11"/>from django.contrib import admin</text:p>
        <text:p text:style-name="Preformatted_20_Text">from django.urls import path, include</text:p>
        <text:p text:style-name="Preformatted_20_Text">urlpatterns = [</text:p>
        <text:p text:style-name="Preformatted_20_Text"><text:s text:c="4"/>path('admin/', admin.site.urls),</text:p>
        <text:p text:style-name="Preformatted_20_Text"><text:s text:c="4"/>path('', include('studentapp.urls')),</text:p>
        <text:p text:style-name="Preformatted_20_Text">]</text:p>
      </text:section>
      <text:p text:style-name="Horizontal_20_Line"/>
      <text:h text:style-name="Heading_20_2" text:outline-level="2"><text:soft-page-break/><text:span text:style-name="Strong_20_Emphasis">Step 6: Create Templates</text:span></text:h>
      <text:list xml:id="list592457579" text:style-name="L12">
        <text:list-item>
          <text:p text:style-name="P17">Make a <text:span text:style-name="Source_20_Text">templates</text:span> folder in your app:</text:p>
        </text:list-item>
      </text:list>
      <text:section text:style-name="Sect1" text:name="Section13">
        <text:p text:style-name="Preformatted_20_Text"><text:bookmark text:name="code-block-viewer12"/>mkdir studentapp/templates</text:p>
      </text:section>
      <text:list xml:id="list2159062198" text:style-name="L13">
        <text:list-item>
          <text:p text:style-name="P18"><text:span text:style-name="Source_20_Text">studentapp/templates/add.html</text:span>:</text:p>
        </text:list-item>
      </text:list>
      <text:section text:style-name="Sect1" text:name="Section14">
        <text:p text:style-name="Preformatted_20_Text"><text:bookmark text:name="code-block-viewer13"/>&lt;h2&gt;Add Student&lt;/h2&gt;</text:p>
        <text:p text:style-name="Preformatted_20_Text">&lt;form method="POST"&gt;</text:p>
        <text:p text:style-name="Preformatted_20_Text"><text:s text:c="4"/>{% csrf_token %}</text:p>
        <text:p text:style-name="Preformatted_20_Text"><text:s text:c="4"/>Name: &lt;input type="text" name="name"&gt;&lt;br&gt;&lt;br&gt;</text:p>
        <text:p text:style-name="Preformatted_20_Text"><text:s text:c="4"/>Age: &lt;input type="number" name="age"&gt;&lt;br&gt;&lt;br&gt;</text:p>
        <text:p text:style-name="Preformatted_20_Text"><text:s text:c="4"/>Course: &lt;input type="text" name="course"&gt;&lt;br&gt;&lt;br&gt;</text:p>
        <text:p text:style-name="Preformatted_20_Text"><text:s text:c="4"/>&lt;input type="submit" value="Add"&gt;</text:p>
        <text:p text:style-name="Preformatted_20_Text">&lt;/form&gt;</text:p>
      </text:section>
      <text:list xml:id="list1889428942" text:style-name="L14">
        <text:list-item>
          <text:p text:style-name="P19"><text:span text:style-name="Source_20_Text">studentapp/templates/view.html</text:span>:</text:p>
        </text:list-item>
      </text:list>
      <text:section text:style-name="Sect1" text:name="Section15">
        <text:p text:style-name="Preformatted_20_Text"><text:bookmark text:name="code-block-viewer14"/>&lt;h2&gt;Student List&lt;/h2&gt;</text:p>
        <text:p text:style-name="Preformatted_20_Text">{% for i in data %}</text:p>
        <text:p text:style-name="Preformatted_20_Text">Name: {{ i.name }} |</text:p>
        <text:p text:style-name="Preformatted_20_Text">Age: {{ i.age }} |</text:p>
        <text:p text:style-name="Preformatted_20_Text">Course: {{ i.course }} &lt;br&gt;</text:p>
        <text:p text:style-name="Preformatted_20_Text">{% endfor %}</text:p>
      </text:section>
      <text:p text:style-name="Horizontal_20_Line"/>
      <text:h text:style-name="Heading_20_2" text:outline-level="2"><text:span text:style-name="Strong_20_Emphasis">Step 7: Migrate Database</text:span></text:h>
      <text:p text:style-name="Text_20_body">Run migrations to create database tables:</text:p>
      <text:section text:style-name="Sect1" text:name="Section16">
        <text:p text:style-name="Preformatted_20_Text"><text:bookmark text:name="code-block-viewer15"/>python3 manage.py makemigrations studentapp</text:p>
        <text:p text:style-name="Preformatted_20_Text">python3 manage.py migrate</text:p>
      </text:section>
      <text:p text:style-name="Horizontal_20_Line"/>
      <text:h text:style-name="P3" text:outline-level="2"><text:span text:style-name="Strong_20_Emphasis"><text:span text:style-name="T2">Choose 1 </text:span></text:span></text:h>
      <text:p text:style-name="P4"><text:span text:style-name="Strong_20_Emphasis"><text:span text:style-name="T2">And type - 'Not Assigned'</text:span></text:span></text:p>
      <text:h text:style-name="Heading_20_2" text:outline-level="2"><text:span text:style-name="Strong_20_Emphasis">Step 8: Test Database Connection</text:span></text:h>
      <text:p text:style-name="Text_20_body">Run the custom command:</text:p>
      <text:section text:style-name="Sect1" text:name="Section17">
        <text:p text:style-name="Preformatted_20_Text"><text:bookmark text:name="code-block-viewer16"/>python3 manage.py check_db</text:p>
      </text:section>
      <text:p text:style-name="Text_20_body">You should see:</text:p>
      <text:section text:style-name="Sect1" text:name="Section18">
        <text:p text:style-name="Preformatted_20_Text"><text:bookmark text:name="code-block-viewer17"/>Database connection successful!</text:p>
      </text:section>
      <text:p text:style-name="Horizontal_20_Line"/>
      <text:h text:style-name="Heading_20_2" text:outline-level="2"><text:span text:style-name="Strong_20_Emphasis">Step 9: Run Server and Test</text:span></text:h>
      <text:section text:style-name="Sect1" text:name="Section19">
        <text:p text:style-name="Preformatted_20_Text"><text:bookmark text:name="code-block-viewer18"/>python3 manage.py runserver</text:p>
      </text:section>
      <text:list xml:id="list2958686816" text:style-name="L15">
        <text:list-item>
          <text:p text:style-name="P20">Open your browser: <text:span text:style-name="Source_20_Text">http://127.0.0.1:8000/add/</text:span> → add a student.</text:p>
        </text:list-item>
        <text:list-item>
          <text:p text:style-name="P20">Open: <text:span text:style-name="Source_20_Text">http://127.0.0.1:8000/view/</text:span> → view the student list.</text:p>
        </text:list-item>
      </text:list>
      <text:p text:style-name="Quotations">✅ If both pages work, your app and DB are fully functional.</text:p>
      <text:p text:style-name="P2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19:35:28.634432971</meta:creation-date>
    <meta:generator>LibreOffice/7.3.7.2$Linux_X86_64 LibreOffice_project/30$Build-2</meta:generator>
    <dc:date>2026-02-25T07:49:57.514319976</dc:date>
    <meta:editing-duration>PT30M30S</meta:editing-duration>
    <meta:editing-cycles>10</meta:editing-cycles>
    <meta:document-statistic meta:table-count="0" meta:image-count="0" meta:object-count="0" meta:page-count="3" meta:paragraph-count="119" meta:word-count="448" meta:character-count="3941" meta:non-whitespace-character-count="3409"/>
  </office:meta>
</office:document-meta>
</file>